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937" officeooo:paragraph-rsid="0014e937"/>
    </style:style>
    <style:style style:name="P2" style:family="paragraph" style:parent-style-name="Standard">
      <style:text-properties officeooo:rsid="00165e4b" officeooo:paragraph-rsid="00165e4b"/>
    </style:style>
    <style:style style:name="P3" style:family="paragraph" style:parent-style-name="Standard">
      <style:text-properties officeooo:rsid="0014e937" officeooo:paragraph-rsid="0014e937"/>
    </style:style>
    <style:style style:name="T1" style:family="text">
      <style:text-properties officeooo:rsid="0017fb26"/>
    </style:style>
    <style:style style:name="T2" style:family="text">
      <style:text-properties officeooo:rsid="00187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ôme : Raphaël Haltz et Laurent Toson</text:p>
      <text:p text:style-name="P1"/>
      <text:p text:style-name="P2">Réponse au bonus « outil de dessin de polygones » : Nous pouvons utiliser Java <text:span text:style-name="T1">Swing </text:span>afin, à l’aide de formulaires, demander à l’utilisateur les données (largeur, longueur, couleur …) et dessiner les polygones en affichant pixel par pixel la couleur choisie en utili<text:span text:style-name="T1">sant la méthode paintComponent de JPanel.</text:span></text:p>
      <text:p text:style-name="P1"/>
      <text:p text:style-name="P2">Nous avons traiter toutes les questions hormis certains bonus :</text:p>
      <text:p text:style-name="P2">- <text:span text:style-name="T2">Ajouter des informations de couleur (trait et intérieur)</text:span></text:p>
      <text:p text:style-name="P2">- <text:span text:style-name="T2">Ajouter des classes Polygone, Pentagone, Trian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1:13:47.271987877</meta:creation-date>
    <dc:date>2017-02-01T21:23:29.486123318</dc:date>
    <meta:editing-duration>PT11M5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82" meta:character-count="518" meta:non-whitespace-character-count="441"/>
  </office:meta>
</office:document-meta>
</file>